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4.75cm" fo:min-width="54.5cm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 fo:min-height="24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3.2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4.5cm"/>
    </style:style>
    <style:style style:name="gr5" style:family="graphic" style:parent-style-name="standard">
      <style:graphic-properties draw:textarea-horizontal-align="justify" draw:textarea-vertical-align="middle" draw:auto-grow-height="false" fo:min-height="24.75cm" fo:min-width="13.25cm"/>
    </style:style>
    <style:style style:name="gr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6cm" fo:min-width="54.5cm" draw:shadow-opacity="50%"/>
    </style:style>
    <style:style style:name="gr7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75cm" fo:min-width="54.5cm" draw:shadow-opacity="50%"/>
    </style:style>
    <style:style style:name="P1" style:family="paragraph">
      <loext:graphic-properties draw:fill="solid" draw:fill-color="#729fcf" draw:opacity="50%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5cm" svg:height="25cm" svg:x="3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5cm" svg:x="3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5cm" svg:x="8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5cm" svg:height="2cm" svg:x="69.2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5cm" svg:height="2cm" svg:x="69.25cm" svg:y="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5cm" svg:height="2cm" svg:x="3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5cm" svg:height="2cm" svg:x="32cm" svg:y="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5cm" svg:height="2cm" svg:x="30cm" svg:y="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5cm" svg:height="25cm" svg:x="32cm" svg:y="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5cm" svg:height="25cm" svg:x="32cm" svg:y="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5cm" svg:height="25cm" svg:x="69.25cm" svg:y="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5cm" svg:x="83cm" svg:y="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5cm" svg:x="30cm" svg:y="3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55cm" svg:height="6.25cm" svg:x="30cm" svg:y="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5cm" svg:height="25cm" svg:x="3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5cm" svg:x="3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5cm" svg:x="83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5cm" svg:height="6.25cm" svg:x="30cm" svg:y="40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5cm" svg:height="2cm" svg:x="30cm" svg:y="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5cm" svg:x="30cm" svg:y="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5cm" svg:x="83cm" svg:y="3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2T19:06:08.471226695</meta:creation-date>
    <dc:date>2022-08-22T20:36:19.568320028</dc:date>
    <meta:editing-duration>PT39M10S</meta:editing-duration>
    <meta:editing-cycles>1</meta:editing-cycles>
    <meta:document-statistic meta:object-count="21"/>
    <meta:generator>LibreOffice/6.0.7.3$Linux_X86_64 LibreOffice_project/00m0$Build-3</meta:generator>
  </office:meta>
</office:document-meta>
</file>